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0</text:p>
          </table:table-cell>
          <table:table-cell table:style-name="ACE-0" office:value-type="float" office:value="51.609999999999999">
            <text:p>51.61</text:p>
          </table:table-cell>
          <table:table-cell table:style-name="ACE-0" office:value-type="float" office:value="-55.890000000000001">
            <text:p>−55.89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36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330">
            <text:p>133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820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0000000000001">
            <text:p>−55.53</text:p>
          </table:table-cell>
          <table:table-cell table:style-name="ACE-0" office:value-type="float" office:value="5285">
            <text:p>52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987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wooden artifac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71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8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55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555">
            <text:p>15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88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324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Nydal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501</text:p>
          </table:table-cell>
          <table:table-cell table:style-name="ACE-0" office:value-type="float" office:value="51.590000000000003">
            <text:p>51.59</text:p>
          </table:table-cell>
          <table:table-cell table:style-name="ACE-0" office:value-type="float" office:value="-55.920000000000002">
            <text:p>−55.9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532</text:p>
          </table:table-cell>
          <table:table-cell table:style-name="ACE-0" office:value-type="float" office:value="51.590000000000003">
            <text:p>51.59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.399999999999999">
            <text:p>20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254</text:p>
          </table:table-cell>
          <table:table-cell table:style-name="ACE-0" office:value-type="float" office:value="51.549999999999997">
            <text:p>51.55</text:p>
          </table:table-cell>
          <table:table-cell table:style-name="ACE-0" office:value-type="float" office:value="-55.75">
            <text:p>−55.75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5</text:p>
          </table:table-cell>
          <table:table-cell table:style-name="ACE-0" office:value-type="float" office:value="51.539999999999999">
            <text:p>51.54</text:p>
          </table:table-cell>
          <table:table-cell table:style-name="ACE-0" office:value-type="float" office:value="-55.969999999999999">
            <text:p>−55.97</text:p>
          </table:table-cell>
          <table:table-cell table:style-name="ACE-0" office:value-type="float" office:value="7862">
            <text:p>7862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astart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4">
            <text:p>15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07</text:p>
          </table:table-cell>
          <table:table-cell table:style-name="ACE-0" office:value-type="float" office:value="51.539999999999999">
            <text:p>51.54</text:p>
          </table:table-cell>
          <table:table-cell table:style-name="ACE-0" office:value-type="float" office:value="-55.969999999999999">
            <text:p>−55.97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esodesma deaur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.399999999999999">
            <text:p>30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27</text:p>
          </table:table-cell>
          <table:table-cell table:style-name="ACE-0" office:value-type="float" office:value="51.520000000000003">
            <text:p>51.52</text:p>
          </table:table-cell>
          <table:table-cell table:style-name="ACE-0" office:value-type="float" office:value="-56.170000000000002">
            <text:p>−56.1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alcareous alg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137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57.310000000000002">
            <text:p>−57.31</text:p>
          </table:table-cell>
          <table:table-cell table:style-name="ACE-0" office:value-type="float" office:value="9820">
            <text:p>98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365</text:p>
          </table:table-cell>
          <table:table-cell table:style-name="ACE-0" office:value-type="float" office:value="51.469999999999999">
            <text:p>51.47</text:p>
          </table:table-cell>
          <table:table-cell table:style-name="ACE-0" office:value-type="float" office:value="-57.490000000000002">
            <text:p>−57.49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313</text:p>
          </table:table-cell>
          <table:table-cell table:style-name="ACE-0" office:value-type="float" office:value="51.43">
            <text:p>51.43</text:p>
          </table:table-cell>
          <table:table-cell table:style-name="ACE-0" office:value-type="float" office:value="-57.210000000000001">
            <text:p>−57.21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4</text:p>
          </table:table-cell>
          <table:table-cell table:style-name="ACE-0" office:value-type="float" office:value="51.369999999999997">
            <text:p>51.37</text:p>
          </table:table-cell>
          <table:table-cell table:style-name="ACE-0" office:value-type="float" office:value="-55.619999999999997">
            <text:p>−55.62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astarte cren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0</text:p>
          </table:table-cell>
          <table:table-cell table:style-name="ACE-0" office:value-type="float" office:value="51.310000000000002">
            <text:p>51.31</text:p>
          </table:table-cell>
          <table:table-cell table:style-name="ACE-0" office:value-type="float" office:value="-55.719999999999999">
            <text:p>−55.72</text:p>
          </table:table-cell>
          <table:table-cell table:style-name="ACE-0" office:value-type="float" office:value="3579">
            <text:p>357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thais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2</text:p>
          </table:table-cell>
          <table:table-cell table:style-name="ACE-0" office:value-type="float" office:value="51.310000000000002">
            <text:p>51.31</text:p>
          </table:table-cell>
          <table:table-cell table:style-name="ACE-0" office:value-type="float" office:value="-55.719999999999999">
            <text:p>−55.72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hais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1</text:p>
          </table:table-cell>
          <table:table-cell table:style-name="ACE-0" office:value-type="float" office:value="51.229999999999997">
            <text:p>51.23</text:p>
          </table:table-cell>
          <table:table-cell table:style-name="ACE-0" office:value-type="float" office:value="-56.780000000000001">
            <text:p>−56.78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volsella sp. 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4</text:p>
          </table:table-cell>
          <table:table-cell table:style-name="ACE-0" office:value-type="float" office:value="51.18">
            <text:p>51.18</text:p>
          </table:table-cell>
          <table:table-cell table:style-name="ACE-0" office:value-type="float" office:value="-56.149999999999999">
            <text:p>−56.15</text:p>
          </table:table-cell>
          <table:table-cell table:style-name="ACE-0" office:value-type="float" office:value="9425">
            <text:p>9425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.399999999999999">
            <text:p>45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70</text:p>
          </table:table-cell>
          <table:table-cell table:style-name="ACE-0" office:value-type="float" office:value="51.18">
            <text:p>51.18</text:p>
          </table:table-cell>
          <table:table-cell table:style-name="ACE-0" office:value-type="float" office:value="-56.039999999999999">
            <text:p>−56.04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328</text:p>
          </table:table-cell>
          <table:table-cell table:style-name="ACE-0" office:value-type="float" office:value="51.130000000000003">
            <text:p>51.13</text:p>
          </table:table-cell>
          <table:table-cell table:style-name="ACE-0" office:value-type="float" office:value="-55.979999999999997">
            <text:p>−55.98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399999999999999">
            <text:p>48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77</text:p>
          </table:table-cell>
          <table:table-cell table:style-name="ACE-0" office:value-type="float" office:value="51.079999999999998">
            <text:p>51.08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2</text:p>
          </table:table-cell>
          <table:table-cell table:style-name="ACE-0" office:value-type="float" office:value="51.07">
            <text:p>51.07</text:p>
          </table:table-cell>
          <table:table-cell table:style-name="ACE-0" office:value-type="float" office:value="-56.090000000000003">
            <text:p>−56.09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0.399999999999999">
            <text:p>50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70</text:p>
          </table:table-cell>
          <table:table-cell table:style-name="ACE-0" office:value-type="float" office:value="51.060000000000002">
            <text:p>51.06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0500">
            <text:p>10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77</text:p>
          </table:table-cell>
          <table:table-cell table:style-name="ACE-0" office:value-type="float" office:value="50.770000000000003">
            <text:p>50.77</text:p>
          </table:table-cell>
          <table:table-cell table:style-name="ACE-0" office:value-type="float" office:value="-55.530000000000001">
            <text:p>−55.53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2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294">
            <text:p>2294</text:p>
          </table:table-cell>
          <table:table-cell table:style-name="ACE-0" office:value-type="float" office:value="51">
            <text:p>51</text:p>
          </table:table-cell>
          <table:table-cell table:style-name="ACE-0" office:value-type="string">
            <text:p>charred fat artifac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979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976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379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7797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782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69999999999997">
            <text:p>−57.37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nifer bar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788</text:p>
          </table:table-cell>
          <table:table-cell table:style-name="ACE-0" office:value-type="float" office:value="50.710000000000001">
            <text:p>50.71</text:p>
          </table:table-cell>
          <table:table-cell table:style-name="ACE-0" office:value-type="float" office:value="-57.359999999999999">
            <text:p>−57.36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Tuck197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678</text:p>
          </table:table-cell>
          <table:table-cell table:style-name="ACE-0" office:value-type="float" office:value="50.710000000000001">
            <text:p>50.71</text:p>
          </table:table-cell>
          <table:table-cell table:style-name="ACE-0" office:value-type="float" office:value="-57.359999999999999">
            <text:p>−57.36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Tuck197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9754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03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647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86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Jorgensen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107796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5999999999999996">
            <text:p>9.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1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4670">
            <text:p>46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9994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1259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22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0947</text:p>
          </table:table-cell>
          <table:table-cell table:style-name="ACE-0" office:value-type="float" office:value="50.649999999999999">
            <text:p>50.65</text:p>
          </table:table-cell>
          <table:table-cell table:style-name="ACE-0" office:value-type="float" office:value="-57.289999999999999">
            <text:p>−57.29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.600000000000001">
            <text:p>38.6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01</text:p>
          </table:table-cell>
          <table:table-cell table:style-name="ACE-0" office:value-type="float" office:value="50.460000000000001">
            <text:p>50.46</text:p>
          </table:table-cell>
          <table:table-cell table:style-name="ACE-0" office:value-type="float" office:value="-57.18">
            <text:p>−57.18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.599999999999994">
            <text:p>90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38</text:p>
          </table:table-cell>
          <table:table-cell table:style-name="ACE-0" office:value-type="float" office:value="50.450000000000003">
            <text:p>50.45</text:p>
          </table:table-cell>
          <table:table-cell table:style-name="ACE-0" office:value-type="float" office:value="-57.409999999999997">
            <text:p>−57.41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1.599999999999994">
            <text:p>81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00</text:p>
          </table:table-cell>
          <table:table-cell table:style-name="ACE-0" office:value-type="float" office:value="50.399999999999999">
            <text:p>50.4</text:p>
          </table:table-cell>
          <table:table-cell table:style-name="ACE-0" office:value-type="float" office:value="-57.25">
            <text:p>−57.25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5.7">
            <text:p>115.7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1080</text:p>
          </table:table-cell>
          <table:table-cell table:style-name="ACE-0" office:value-type="float" office:value="50.310000000000002">
            <text:p>50.31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13190">
            <text:p>1319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pelecy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0.59999999999999">
            <text:p>130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85</text:p>
          </table:table-cell>
          <table:table-cell table:style-name="ACE-0" office:value-type="float" office:value="50.289999999999999">
            <text:p>50.29</text:p>
          </table:table-cell>
          <table:table-cell table:style-name="ACE-0" office:value-type="float" office:value="-57.460000000000001">
            <text:p>−57.46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6.59999999999999">
            <text:p>106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0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9999999999999">
            <text:p>−57.4</text:p>
          </table:table-cell>
          <table:table-cell table:style-name="ACE-0" office:value-type="float" office:value="1906">
            <text:p>1906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red f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1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9999999999999">
            <text:p>−57.4</text:p>
          </table:table-cell>
          <table:table-cell table:style-name="ACE-0" office:value-type="float" office:value="1911">
            <text:p>191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red f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598</text:p>
          </table:table-cell>
          <table:table-cell table:style-name="ACE-0" office:value-type="float" office:value="50.75">
            <text:p>50.75</text:p>
          </table:table-cell>
          <table:table-cell table:style-name="ACE-0" office:value-type="float" office:value="-57.130000000000003">
            <text:p>−57.13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,VacchiEtal2018</text:p>
          </table:table-cell>
          <table:table-cell table:number-columns-repeated="240" table:style-name="ACE-0"/>
        </table:table-row>
        <table:table-row table:style-name="AROW-0" table:number-rows-repeated="3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5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8:0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